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color="#17365d" style:font-name="Cambria" fo:font-size="26pt" fo:letter-spacing="0.009cm" style:letter-kerning="true" style:font-size-asian="26pt" style:font-size-complex="26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color="#2a00ff" style:font-name="Courier New" fo:font-size="10pt" style:font-name-asian="Courier New" style:font-size-asian="10pt" style:font-name-complex="Courier New" style:font-size-complex="10pt"/>
    </style:style>
    <style:style style:name="P4" style:family="paragraph" style:parent-style-name="Standard">
      <style:paragraph-properties fo:text-align="justify" style:justify-single-word="false"/>
      <style:text-properties officeooo:rsid="002143bc" officeooo:paragraph-rsid="002143bc"/>
    </style:style>
    <style:style style:name="P5" style:family="paragraph" style:parent-style-name="Contents_20_1">
      <style:paragraph-properties fo:break-before="page">
        <style:tab-stops>
          <style:tab-stop style:position="15cm" style:type="right" style:leader-style="dotted" style:leader-text="."/>
        </style:tab-stops>
      </style:paragraph-properties>
    </style:style>
    <style:style style:name="P6" style:family="paragraph" style:parent-style-name="Contents_20_1">
      <style:paragraph-properties>
        <style:tab-stops>
          <style:tab-stop style:position="15cm" style:type="right" style:leader-style="dotted" style:leader-text="."/>
        </style:tab-stops>
      </style:paragraph-properties>
    </style:style>
    <style:style style:name="P7" style:family="paragraph" style:parent-style-name="Contents_20_2">
      <style:paragraph-properties>
        <style:tab-stops>
          <style:tab-stop style:position="15cm" style:type="right" style:leader-style="dotted" style:leader-text="."/>
        </style:tab-stops>
      </style:paragraph-properties>
    </style:style>
    <style:style style:name="P8" style:family="paragraph" style:parent-style-name="Standard" style:list-style-name="L1">
      <style:paragraph-properties fo:text-align="justify" style:justify-single-word="false"/>
    </style:style>
    <style:style style:name="P9" style:family="paragraph" style:parent-style-name="Standard" style:list-style-name="L1">
      <style:paragraph-properties fo:text-align="justify" style:justify-single-word="false"/>
      <style:text-properties officeooo:paragraph-rsid="002143bc"/>
    </style:style>
    <style:style style:name="P10" style:family="paragraph" style:parent-style-name="Standard" style:list-style-name="L4">
      <style:paragraph-properties fo:text-align="justify" style:justify-single-word="false"/>
      <style:text-properties officeooo:paragraph-rsid="00243dad"/>
    </style:style>
    <style:style style:name="P11" style:family="paragraph" style:parent-style-name="Standard" style:list-style-name="L1">
      <style:paragraph-properties fo:text-align="justify" style:justify-single-word="false"/>
      <style:text-properties officeooo:rsid="002219f8" officeooo:paragraph-rsid="002219f8"/>
    </style:style>
    <style:style style:name="P12" style:family="paragraph" style:parent-style-name="Standard">
      <style:paragraph-properties fo:text-align="justify" style:justify-single-word="false"/>
      <style:text-properties fo:language="es" fo:country="ES"/>
    </style:style>
    <style:style style:name="P13" style:family="paragraph" style:parent-style-name="Standard" style:list-style-name="L2">
      <style:paragraph-properties fo:text-align="justify" style:justify-single-word="false"/>
      <style:text-properties fo:language="es" fo:country="ES"/>
    </style:style>
    <style:style style:name="P14" style:family="paragraph" style:parent-style-name="Standard" style:list-style-name="L3">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15" style:family="paragraph" style:parent-style-name="Heading_20_1">
      <style:text-properties fo:color="#000000" style:font-name="Courier New" fo:font-size="10pt" officeooo:paragraph-rsid="001fd1ad" style:font-name-asian="Courier New" style:font-size-asian="10pt" style:font-name-complex="Courier New" style:font-size-complex="10pt"/>
    </style:style>
    <style:style style:name="P16" style:family="paragraph" style:parent-style-name="Heading_20_1">
      <style:paragraph-properties fo:break-before="page"/>
    </style:style>
    <style:style style:name="P17" style:family="paragraph" style:parent-style-name="Heading_20_1">
      <style:paragraph-properties fo:orphans="2" fo:widows="2" style:writing-mode="lr-tb"/>
      <style:text-properties fo:color="#4f81bd" style:font-name="Cambria" fo:font-size="13pt" fo:font-weight="bold" officeooo:rsid="002143bc" style:font-size-asian="13pt" style:font-weight-asian="bold" style:font-size-complex="13pt" style:font-weight-complex="bold"/>
    </style:style>
    <style:style style:name="P18" style:family="paragraph" style:parent-style-name="Heading_20_2">
      <style:paragraph-properties fo:text-align="justify" style:justify-single-word="false"/>
      <style:text-properties officeooo:paragraph-rsid="002143bc"/>
    </style:style>
    <style:style style:name="P19" style:family="paragraph" style:parent-style-name="Heading_20_2">
      <style:paragraph-properties fo:text-align="justify" style:justify-single-word="false"/>
      <style:text-properties officeooo:rsid="002143bc" officeooo:paragraph-rsid="002143bc"/>
    </style:style>
    <style:style style:name="P20" style:family="paragraph" style:parent-style-name="Title" style:master-page-name="Standard">
      <style:paragraph-properties style:page-number="auto"/>
    </style:style>
    <style:style style:name="T1" style:family="text">
      <style:text-properties fo:language="es" fo:country="ES"/>
    </style:style>
    <style:style style:name="T2" style:family="text">
      <style:text-properties fo:language="es" fo:country="ES" officeooo:rsid="00243dad"/>
    </style:style>
    <style:style style:name="T3" style:family="text">
      <style:text-properties fo:language="es" fo:country="ES" officeooo:rsid="002219f8"/>
    </style:style>
    <style:style style:name="T4" style:family="text">
      <style:text-properties officeooo:rsid="001fd1ad"/>
    </style:style>
    <style:style style:name="T5" style:family="text">
      <style:text-properties officeooo:rsid="002143bc"/>
    </style:style>
    <style:style style:name="T6" style:family="text">
      <style:text-properties officeooo:rsid="002219f8"/>
    </style:style>
    <style:style style:name="T7" style:family="text">
      <style:text-properties officeooo:rsid="0023ec2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49cm" fo:text-indent="-0.635cm" fo:margin-left="1.3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4cm" fo:text-indent="-0.635cm" fo:margin-left="1.9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4cm" fo:text-indent="-0.635cm" fo:margin-left="7.06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Title"/>
      <text:p text:style-name="Title"/>
      <text:p text:style-name="Title"><text:bookmark text:name="_GoBack"/><text:s text:c="10"/>Manual de instalación del</text:p>
      <text:p text:style-name="Title"><text:s text:c="25"/>APB-FIRMA<text:line-break/></text:p>
      <text:p text:style-name="Standard"/>
      <text:p text:style-name="P1"/>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5"><text:a xlink:type="simple" xlink:href="#__RefHeading__233_984560874" text:style-name="Internet_20_link" text:visited-style-name="Visited_20_Internet_20_Link">Introducción<text:tab/>3</text:a></text:p>
          <text:p text:style-name="P7"><text:a xlink:type="simple" xlink:href="#__RefHeading__266_984560874" text:style-name="Internet_20_link" text:visited-style-name="Visited_20_Internet_20_Link">Contenido de la carpeta externa de recursos<text:tab/>3</text:a></text:p>
          <text:p text:style-name="P7"><text:a xlink:type="simple" xlink:href="#__RefHeading__268_984560874" text:style-name="Internet_20_link" text:visited-style-name="Visited_20_Internet_20_Link">Ficheros de configuración<text:tab/>3</text:a></text:p>
          <text:p text:style-name="P6"><text:a xlink:type="simple" xlink:href="#__RefHeading__535_416996841" text:style-name="Internet_20_link" text:visited-style-name="Visited_20_Internet_20_Link">Configuración el fichero log<text:tab/>4</text:a></text:p>
        </text:index-body>
      </text:table-of-content>
      <text:p text:style-name="Standard"><text:a xlink:type="simple" xlink:href="#_Toc419132615" text:style-name="Internet_20_link" text:visited-style-name="Visited_20_Internet_20_Link"/></text:p>
      <text:p text:style-name="Standard"/>
      <text:list xml:id="list3033297463" text:style-name="Outline">
        <text:list-item>
          <text:h text:style-name="P16" text:outline-level="1"><text:bookmark-start text:name="__RefHeading__233_984560874"/><text:bookmark-start text:name="_Toc419132615"/>Introducción<text:bookmark-end text:name="__RefHeading__233_984560874"/><text:bookmark-end text:name="_Toc419132615"/></text:h>
        </text:list-item>
      </text:list>
      <text:p text:style-name="P2">En el siguiente documento se va a proceder a comentar los pasos a realizar para poder instalar el proyecto de APB-FIRMA en cualquier otro entorno.</text:p>
      <text:list xml:id="list183710733228479" text:continue-numbering="true" text:style-name="Outline">
        <text:list-item>
          <text:list>
            <text:list-item>
              <text:h text:style-name="P18" text:outline-level="2"><text:bookmark-start text:name="__RefHeading__266_984560874"/>Contenido de la carpeta <text:span text:style-name="T5">externa de </text:span>recursos <text:bookmark-end text:name="__RefHeading__266_984560874"/></text:h>
            </text:list-item>
          </text:list>
        </text:list-item>
      </text:list>
      <text:p text:style-name="P4">De forma externa a la aplicación se debe configurar una carpeta <text:s/>que contenga los siguientes ficheros:</text:p>
      <text:list xml:id="list2315124181" text:style-name="L1">
        <text:list-item>
          <text:p text:style-name="P9">trustedstoreAFIRMA.jks: <text:span text:style-name="T4">contiene la clave pública del certificado con el que firma @firma y el certificado para firmar las peticiones hacia @firma. <text:s/>Por motivos de seguridad se ha eliminado el certificado de la APB para firmar las peticiones hacia @firma.</text:span></text:p>
        </text:list-item>
        <text:list-item>
          <text:p text:style-name="P9">trustedstoreHTTPS.jks: <text:span text:style-name="T4">contiene la clave pública del certificado del servidor de @firma para conectar por HTTPS.</text:span></text:p>
        </text:list-item>
        <text:list-item>
          <text:p text:style-name="P8"><text:span text:style-name="T5">C</text:span>arpetas 'transformersTemplates' y 'xml' que son <text:span text:style-name="T5">ficheros para la transformación e interpretación de llamadas a @firma</text:span>. </text:p>
        </text:list-item>
        <text:list-item>
          <text:p text:style-name="P11">Certificados <text:s/>disponibles para realizar la firma en servidor (se configuran en <text:span text:style-name="T1">/main/src/resources/configuracion.properties)</text:span></text:p>
        </text:list-item>
      </text:list>
      <text:list xml:id="list183709599330944" text:continue-list="list183710733228479" text:style-name="Outline">
        <text:list-item>
          <text:list>
            <text:list-item>
              <text:h text:style-name="P19" text:outline-level="2"><text:bookmark-start text:name="__RefHeading__268_984560874"/>Ficheros de configuración<text:bookmark-end text:name="__RefHeading__268_984560874"/></text:h>
            </text:list-item>
          </text:list>
        </text:list-item>
      </text:list>
      <text:p text:style-name="P12">Las librerías integr@ utilizan unas series de ficheros properties (se encuentran en /main/src/resources) desde el cual podemos configurar una serie de parámetros. Principalmente los ficheros de properties son:</text:p>
      <text:list xml:id="list1578816985" text:style-name="L4">
        <text:list-item>
          <text:p text:style-name="P10"><text:span text:style-name="T2">Ficheros de APB-FIRMA</text:span></text:p>
          <text:list>
            <text:list-item>
              <text:p text:style-name="P10"><text:span text:style-name="T1">configuracion.properties → </text:span><text:span text:style-name="T3">Configuración propia de </text:span><text:span text:style-name="T1">APB-FIRMA, <text:s/></text:span><text:span text:style-name="T3">contiene código aplicación acceso a @firma y lista de certificados que pueden usarse para la firma en servidor</text:span><text:span text:style-name="T1">.</text:span></text:p>
            </text:list-item>
          </text:list>
        </text:list-item>
        <text:list-item>
          <text:p text:style-name="P10"><text:span text:style-name="T2">Ficheros de Integr@</text:span></text:p>
        </text:list-item>
      </text:list>
      <text:list xml:id="list731755495" text:style-name="L2">
        <text:list-item>
          <text:list>
            <text:list-item>
              <text:p text:style-name="P13">afirma5ServiceInvoker.properties → <text:span text:style-name="T6">C</text:span>onfiguración <text:span text:style-name="T6">de conexión al </text:span>servicio de afirm@ 5. <text:s/></text:p>
            </text:list-item>
            <text:list-item>
              <text:p text:style-name="P13"><text:span text:style-name="T6">l</text:span>anguage.properties → Configuración del idioma, sólo tiene un atributo y por defecto es español.</text:p>
            </text:list-item>
            <text:list-item>
              <text:p text:style-name="P13">parserParameters.properties → Propiedades para cómo debe realizar el parseo <text:span text:style-name="T7">de la información recibida de @firma</text:span>.</text:p>
            </text:list-item>
            <text:list-item>
              <text:p text:style-name="P13">transformers.properties → Propiedades que incluye como, a partir de unos parámetros de entrada, transformarlo en una petición SOAP. Se apoya en la carpeta 'transformersTemplates' de la carpeta recursos. </text:p>
            </text:list-item>
          </text:list>
          <text:p text:style-name="P13"><text:soft-page-break/></text:p>
        </text:list-item>
      </text:list>
      <text:list xml:id="list1208022739" text:style-name="L3">
        <text:list-item>
          <text:list>
            <text:list-header>
              <text:p text:style-name="P14"/>
            </text:list-header>
          </text:list>
        </text:list-item>
      </text:list>
      <text:list xml:id="list183710654387462" text:continue-list="list183709599330944" text:style-name="Outline">
        <text:list-item>
          <text:h text:style-name="P17" text:outline-level="1"><text:bookmark-start text:name="__RefHeading__535_416996841"/><text:span text:style-name="T1">Configuración el fichero log</text:span> <text:bookmark-end text:name="__RefHeading__535_416996841"/></text:h>
        </text:list-item>
      </text:list>
      <text:p text:style-name="Standard"><text:s text:c="4"/>La aplicación está preparada para extraer toda la información de log por un fichero de entrada mediante las librerías log4j. Para configurar el fichero de log, sólo debemos modificar el fichero en src/main/resources/log4j.xml y modificar la ruta del fichero (por defecto, lo escribe en la carpeta temporal):</text:p>
      <text:p text:style-name="Standard"><text:tab/> <text:s text:c="2"/>log4j.appender.file.File=/tmp/apb-firma.log</text:p>
      <text:list xml:id="list183709360145430" text:continue-numbering="true" text:style-name="Outline">
        <text:list-item>
          <text:h text:style-name="P15" text:outline-level="1"/>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font-independent-line-spacing="false">
        <style:tab-stops/>
      </style:paragraph-properties>
      <style:text-properties style:use-window-font-color="true" style:font-name="Calibri" fo:font-size="11pt" fo:language="es" fo:country="ES" style:font-name-asian="SimSun" style:font-size-asian="11pt" style:language-asian="en" style:country-asian="US" style:font-name-complex="Tahoma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es" fo:country="E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1" style:display-name="Contents 1" style:family="paragraph" style:parent-style-name="Standard" style:default-outline-level="" style:list-style-name="" style:class="index">
      <style:paragraph-properties fo:margin-left="0cm" fo:margin-right="0cm" fo:margin-top="0cm" fo:margin-bottom="0.176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loext:contextual-spacing="false" fo:text-indent="0cm" style:auto-text-indent="false">
        <style:tab-stops>
          <style:tab-stop style:position="16.501cm"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cm" fo:margin-bottom="0.529cm" loext:contextual-spacing="false" fo:line-height="100%" fo:text-align="start" style:justify-single-word="false"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letter-kerning="true" style:font-size-asian="26pt" style:font-size-complex="26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879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49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59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69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pez Romero, Sergio</meta:initial-creator>
    <meta:editing-cycles>24</meta:editing-cycles>
    <meta:print-date>2015-05-11T16:38:00</meta:print-date>
    <meta:creation-date>2015-05-07T16:19:00</meta:creation-date>
    <dc:date>2017-09-18T18:37:08.300000000</dc:date>
    <meta:editing-duration>PT4H46M2S</meta:editing-duration>
    <meta:generator>LibreOffice/5.4.1.2$Windows_x86 LibreOffice_project/ea7cb86e6eeb2bf3a5af73a8f7777ac570321527</meta:generator>
    <meta:document-statistic meta:table-count="0" meta:image-count="0" meta:object-count="0" meta:page-count="4" meta:paragraph-count="28" meta:word-count="348" meta:character-count="2448" meta:non-whitespace-character-count="2085"/>
    <meta:user-defined meta:name="AppVersion">14.0000</meta:user-defined>
    <meta:user-defined meta:name="Company">Indr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